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1800/72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180" calcext:value-type="float">
            <text:p>18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080" calcext:value-type="float">
            <text:p>108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5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5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000/4000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0 * 2 TP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6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12000/48000</text:p>
          </table:table-cell>
          <table:table-cell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90 * 2 TP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7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72000/576000</text:p>
          </table:table-cell>
          <table:table-cell office:value-type="float" office:value="1600" calcext:value-type="float">
            <text:p>1600</text:p>
          </table:table-cell>
          <table:table-cell office:value-type="float" office:value="72000" calcext:value-type="float">
            <text:p>72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35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35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35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60" calcext:value-type="float">
            <text:p>6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60" calcext:value-type="float">
            <text:p>6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6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6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6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250/2500</text:p>
          </table:table-cell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T1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3750/15000</text:p>
          </table:table-cell>
          <table:table-cell office:value-type="float" office:value="250" calcext:value-type="float">
            <text:p>25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T2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1250/90000</text:p>
          </table:table-cell>
          <table:table-cell office:value-type="float" office:value="250" calcext:value-type="float">
            <text:p>250</text:p>
          </table:table-cell>
          <table:table-cell office:value-type="float" office:value="13500" calcext:value-type="float">
            <text:p>13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5000/600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" calcext:value-type="float">
            <text:p>30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160" calcext:value-type="float">
            <text:p>16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0.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5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7200</text:p>
          </table:table-cell>
          <table:table-cell office:value-type="float" office:value="360" calcext:value-type="float">
            <text:p>36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129600</text:p>
          </table:table-cell>
          <table:table-cell office:value-type="float" office:value="3240" calcext:value-type="float">
            <text:p>324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21:51:51.1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8-26T14:45:31.650000000</dc:date>
    <meta:editing-duration>P24DT15H3S</meta:editing-duration>
    <meta:editing-cycles>2415</meta:editing-cycles>
    <meta:generator>LibreOffice/5.2.7.2$Windows_x86 LibreOffice_project/2b7f1e640c46ceb28adf43ee075a6e8b8439ed10</meta:generator>
    <meta:document-statistic meta:table-count="1" meta:cell-count="1478" meta:object-count="0"/>
  </office:meta>
</office:document-meta>
</file>